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gt; “Construire ensemble et autrement des idées citoyennes"</text:p>
      <text:p text:style-name="Preformatted_20_Text"/>
      <text:p text:style-name="Preformatted_20_Text"># Les citoyens dans le phare, les développeurs sur le bateau </text:p>
      <text:p text:style-name="Preformatted_20_Text"/>
      <text:p text:style-name="Preformatted_20_Text">Pour imaginer des applications innovantes, le citoyen est un réservoir d'idées brutes. Malheureusement sa collaboration avec les développeurs est inexistante ou, quand elle passe par l'intermédiaire de représentants, infructueuse. C'est criant dans les sociétés où des années de silos ont érigé des barrières entre les utilisateurs ou leurs mandataires et les équipes de développement. Ils s'observent, chacun dans sa tourelle, par meurtrières interposées : les uns construisent des outils techniques difficilement utilisables, les autres formulent des solutions qui ne reflètent pas leurs besoins réels.</text:p>
      <text:p text:style-name="Preformatted_20_Text"/>
      <text:p text:style-name="Preformatted_20_Text">Certains développeurs conscients de ce fossé vise à devenir artisan. Plutôt que de faire consommer des utilisateurs, ils souhaitent enchanter les citoyens avec leurs réalisations. Nous pourrions espérer quelques progrès en aidant les artisans développeurs et les citoyens usagers à trouver ensemble leur Esperanto.</text:p>
      <text:p text:style-name="Preformatted_20_Text"/>
      <text:p text:style-name="Preformatted_20_Text">Cependant, à partir d'une idée qui semble utile, s'aligner sur une vision cohérente et partagée relève toujours de la bonne fortune. Conséquence directe de ce manque d'alignement entre les parties : neuf fois sur dix, les projets n'aboutissent pas ou ne sont que très peu utilisés, ce qui est encore plus dramatique. L’effort fourni avant de reconnaitre l’échec représente une dépense de ressources, et un gaspillage d’énergie considérable.</text:p>
      <text:p text:style-name="Preformatted_20_Text"/>
      <text:p text:style-name="Preformatted_20_Text">&gt; “La vie est trop courte pour construire quelque chose que personne ne veut.” - Ash Maurya</text:p>
      <text:p text:style-name="Preformatted_20_Text"/>
      <text:p text:style-name="Preformatted_20_Text">Il était nécessaire de casser la cloison qui séparait les développeurs des citoyens afin d'aligner les visions. Pour ce faire, il nous est apparu fondamental de rencontrer les citoyens, d'échanger avec eux sur leurs besoins réels avant de les enfermer avec les développeurs dans une solution anticipée et inadaptée.</text:p>
      <text:p text:style-name="Preformatted_20_Text"/>
      <text:p text:style-name="Preformatted_20_Text">Nous avons entrepris une véritable expédition à la recherche des problématiques citoyennes. Ce parcours sinueux, partant de notre volonté de co-construire un produit, nous a conduits, de Montpellier à Bordeaux en passant par Toulouse, à l'élaboration d'une nouvelle approche basée sur des ateliers participatifs avec les citoyens. Nous l'avons appelée _Gymkhana_.</text:p>
      <text:p text:style-name="Preformatted_20_Text"/>
      <text:p text:style-name="Preformatted_20_Text"># Crise en incubation</text:p>
      <text:p text:style-name="Preformatted_20_Text"/>
      <text:p text:style-name="Preformatted_20_Text">Nous souhaitions initialement réaliser une application Web [_Crise_] dont le but était d'aider les citoyens à prendre les bonnes décisions en situation de crise liée aux intempéries. Nous avons choisi de proposer ce projet à un incubateur dédié à l'Économie Sociale et Solidaire, afin d'en éprouver les approches d'accompagnement.</text:p>
      <text:p text:style-name="Preformatted_20_Text"/>
      <text:p text:style-name="Preformatted_20_Text">Durant six mois, nous avons suivi des formations marketing afin de réaliser un _business plan_ et une étude de marché. Nous avons partagé cette expérience avec d'autres citoyens et découvert des projets innovants très intéressants. Si l'approche de l'incubateur nous est apparue parfaitement inadaptée à la conduite d'un projet Web innovant, en revanche la richesse des rencontres, et des échanges autour de projets solidaires pertinents s'est avérée très prolifique.</text:p>
      <text:p text:style-name="Preformatted_20_Text"/>
      <text:p text:style-name="Preformatted_20_Text">A l'issue de cette expérience, nous avions établi le constat qu'un réel besoin de décider en période de crise existait, mais que les projets étaient mal accompagnés, avec des pratiques inadaptées au contexte. Nous étions convaincu que les approches _lean_ et _agiles_ que nous pratiquions depuis quelques années, pourraient contribuer à aider bien plus efficacement les porteurs de projets. <text:s/></text:p>
      <text:p text:style-name="Preformatted_20_Text"/>
      <text:p text:style-name="Preformatted_20_Text"># Montpellier, un essai transformable</text:p>
      <text:p text:style-name="Preformatted_20_Text"/>
      <text:p text:style-name="Preformatted_20_Text">Le premier coup de pied _Gymkhana_ a été donné à Montpellier. Il nous paraissait possible d’obtenir, en une seule journée, ce que nous n’avions pas réussi à construire en six mois : modéliser les besoins de _Crise_, et obtenir une première hypothèse de travail. Nous avions hâte de revenir à nos pratiques, et de réellement commencer la réalisation de _Crise_.</text:p>
      <text:p text:style-name="Preformatted_20_Text"/>
      <text:p text:style-name="Preformatted_20_Text">Une des singularités du projet reposait sur l’absence de _client_ au sens conventionnel du terme. L’habitude d’utiliser des jeux _agiles_ pour faciliter la collaboration des équipes a fait émerger l’idée d’organiser une journée de co-construction centrée sur les usagers. Pour cette première expérience des citoyens un peu particuliers ont été invités, ils s’agissaient de développeurs, de _Product-Owner_, de _facilitateurs_ et d’experts métiers spécialisés dans la gestion de crises d’intempéries. La matinée était dédiée aux jeux _agiles_. Nous avons d'abord scruté l’avenir avec : “souvenir du futur”, puis défini des [_personae_] avec les “cartes d’empathie”, et enfin cherché notre cap avec le “speed-boat”. L'après-midi, les participants rassemblés en différents groupes ont été invités à déterminer et à prioriser les fonctionnalités d'un _Produit Minimum Viable_.</text:p>
      <text:p text:style-name="Preformatted_20_Text"/>
      <text:p text:style-name="Preformatted_20_Text">L'après-midi, pour synthétiser et converger vers une vision partagée, nous avons utilisé trois approches différentes : </text:p>
      <text:p text:style-name="Preformatted_20_Text"><text:soft-page-break/>- _impact mapping_ ;</text:p>
      <text:p text:style-name="Preformatted_20_Text">- _story mapping_ ;</text:p>
      <text:p text:style-name="Preformatted_20_Text">- _running lean_.</text:p>
      <text:p text:style-name="Preformatted_20_Text"/>
      <text:p text:style-name="Preformatted_20_Text">Bilan des courses : La matinée s'est avérée très prolifique, la parole a bien circulé, les ateliers nous ont permis d’obtenir une compréhension relative de _Crise_ et des impacts attendus par les citoyens. Nous souhaitions converger dans l'après-midi, mais le passage des jeux à la concertation a provoqué des débats usants durant lesquels quelques participants ont monopolisé la parole. Un sujet aussi spécifique que la responsabilité pénale des institutions a par exemple généré des controverses longues et ennuyeuses. D’autre part, pour obtenir un consentement, nous avons écrêté les idées colorées et originales. Finalement le résultat s'est arrondi pour aboutir à une espèce de consensus mou. Par exemple, l'idée d'utiliser un canoë pour se déplacer dans les rues de Montpellier a été immédiatement écartée au profit de propositions plus conventionnelles, comme l'aide à la récupération des enfants à l'école. Concernant les jeux, les participants échappaient aux débats stériles, mais les résultats n'apportaient que des morceaux fragmentés, comme des pièces de puzzle éparses. Nous ne sommes pas parvenus à construire une vision homogène du produit avec ces éléments.</text:p>
      <text:p text:style-name="Preformatted_20_Text"/>
      <text:p text:style-name="Preformatted_20_Text">La rétrospective de la journée a révélé trois actions à entreprendre pour améliorer les problèmes suivants :</text:p>
      <text:p text:style-name="Preformatted_20_Text">- nous n'arrivions pas à faire ressortir l'intelligence collective ;</text:p>
      <text:p text:style-name="Preformatted_20_Text">- certaines séquences provoquaient des débats stériles ; </text:p>
      <text:p text:style-name="Preformatted_20_Text">- la production des ateliers était trop morcelée pour être exploitable. </text:p>
      <text:p text:style-name="Preformatted_20_Text"/>
      <text:p text:style-name="Preformatted_20_Text"># Toulouse presque rose</text:p>
      <text:p text:style-name="Preformatted_20_Text"/>
      <text:p text:style-name="Preformatted_20_Text">Nous avons donc décidé de reconduire un atelier en essayant de résoudre les problèmes rencontrés à Montpellier tout en continuant la co-construction de l'application _Crise_.</text:p>
      <text:p text:style-name="Preformatted_20_Text"/>
      <text:p text:style-name="Preformatted_20_Text">C'est à Toulouse, dans le tiers lieu _La Cantine_, que nous avons mis en place ce nouvel atelier. Pour redonner du peps et modifier l'approche, une invitation a été lancée pour réaliser une journée d'ateliers basée sur des jeux. Pour rendre l'évènement accessible aux citoyens, nous avons publié une annonce sur le site _On va sortir_. Nous avions également invité des partenaires de la communauté _agile_. </text:p>
      <text:p text:style-name="Preformatted_20_Text"/>
      <text:p text:style-name="Preformatted_20_Text">Pour résoudre le problème du consensus mou, nous avons choisi d'utiliser des techniques de _Design Thinking_ et des exercices _d'éducation populaire_ favorisant la co-création, et la pensée intuitive du groupe. Les résultats ont été concluants. Des idées <text:s/>plus originales ont émergé, comme par exemple la solution d'envoyer une escadrille de drones pour rendre compte de l'importance des dégâts. À cette occasion, _Crise_, a d'ailleurs été rebaptisée _Typhon Futé_.</text:p>
      <text:p text:style-name="Preformatted_20_Text"/>
      <text:p text:style-name="Preformatted_20_Text">Afin de limiter les débats, nous avions resserré l'approche stratégique sur _Running Lean_. Malheureusement, cela n'a pas empêché les hold-up de parole. Concernant le morcellement du produit, nous avons tenté d'orienter les jeux vers la construction d'un _Lean Canvas_. Notre approche n'était pas assez franche, nous l'avons simplement abordée comme une piste envisageable. Les résultats se sont montrés encourageants sans toutefois résoudre complètement le problème de fragmentation du produit.</text:p>
      <text:p text:style-name="Preformatted_20_Text"><text:s text:c="4"/></text:p>
      <text:p text:style-name="Preformatted_20_Text">En sortant de _La Cantine_ subsistaient donc les prises de paroles intempestives, et le morcellement des résultats des ateliers. </text:p>
      <text:p text:style-name="Preformatted_20_Text"/>
      <text:p text:style-name="Preformatted_20_Text"># Remue-méninges à Castanet</text:p>
      <text:p text:style-name="Preformatted_20_Text"/>
      <text:p text:style-name="Preformatted_20_Text">À deux pendant une semaine, nous avons cogité l’organisation des ateliers en creusant la piste consistant à utiliser des activités ludiques, fédératrices, pour produire un _Lean Canvas_.</text:p>
      <text:p text:style-name="Preformatted_20_Text"/>
      <text:p text:style-name="Preformatted_20_Text">Les jeux offraient une résolution tactique élégante. Pendant les <text:s/>ateliers ludiques le groupe convergeait facilement vers des propositions collectives sans partir dans les discussions infructueuses ou dans les monologues. Nous avons donc créé des jeux dédiés pour chacune des sections du _Lean Canvas_.</text:p>
      <text:p text:style-name="Preformatted_20_Text"/>
      <text:p text:style-name="Preformatted_20_Text">D’autre part, utiliser l'approche _Running Lean_ apportait une réponse stratégique qui réglait le problème de morcellement en produisant une vision unifiée du produit.</text:p>
      <text:p text:style-name="Preformatted_20_Text"/>
      <text:p text:style-name="Preformatted_20_Text">Un problème subsistait, l’approche _Running Lean_ étant résolument commerciales et orientée profit, il était indispensable d’orienter l'approche sur l’utilité citoyenne et et le bien commun. Nous avons adapté, modifié, bidouillé les ateliers et le canevas, et cette nouvelle formule a été baptisée _Gymkhana_. </text:p>
      <text:p text:style-name="Preformatted_20_Text"/>
      <text:p text:style-name="Preformatted_20_Text">À cette étape, l'approche n’était pas vérifiée, nous avons décidé de mettre de côté l'application _Typhon Futé_, et de tester concrètement cette nouvelle formule à l'occasion de la rencontre _Open Bidouille_ de Bordeaux. <text:s/></text:p>
      <text:p text:style-name="Preformatted_20_Text"><text:soft-page-break/></text:p>
      <text:p text:style-name="Preformatted_20_Text"># Anime-moi tendre, anime-moi vrai</text:p>
      <text:p text:style-name="Preformatted_20_Text"/>
      <text:p text:style-name="Preformatted_20_Text">L'_Open Bidouille Camp_, est un peu la foire du _Do It Yourself_ (DIY), on y trouve des imprimantes 3D, les fans du _Disco soupe_, des ateliers pour construire des tampons avec des légumes, et… pour l'édition 2013, les ateliers _Gymkhana_.</text:p>
      <text:p text:style-name="Preformatted_20_Text"/>
      <text:p text:style-name="Preformatted_20_Text">Pour l'occasion, nous avions convenu de partir sur une problématique endémique en Gironde : la gestion citoyenne des ordures ménagères. L'objectif consistait à réaliser le _Produit Minimum Viable_ d'une application Web. Le public était plus hétéroclite que lors des précédents ateliers, nous avions invité quelques proches de la communauté _agile_ bordelaise, des médiateurs numériques du Conseil Général de Gironde, et certains participants d'_Open Bidouille_ sont venus nous rejoindre. Nous avons joué aux jeux que nous avions bidouillés pour l’occasion. En fin de journée, le groupe avait fait émerger une vision collective avec des prises de parole pertinentes et équilibrées. Une hypothèse sous forme de _Lean Canvas_ avait été réalisée, un produit minimum était née : _Jette-moi, mais bien !_</text:p>
      <text:p text:style-name="Preformatted_20_Text"/>
      <text:p text:style-name="Preformatted_20_Text">Durant les ateliers, nous avions annoncé la mise à disposition des ateliers _Gymkhana_ en licence libre. Pour honorer cette promesse il était temps de documenter le projet. Nous avons proposé un site dédié avec des fiches outils, et une description générale du déroulé des ateliers.</text:p>
      <text:p text:style-name="Preformatted_20_Text"/>
      <text:p text:style-name="Preformatted_20_Text"># TedX : le potager numérique</text:p>
      <text:p text:style-name="Preformatted_20_Text"/>
      <text:p text:style-name="Preformatted_20_Text">Une présentation _TedX_ de _Gymkhana_ a été proposée à Toulon. La tentative était un peu fougueuse, l'approche étant très jeune, la démonstration souffrait d'un manque de stabilité.</text:p>
      <text:p text:style-name="Preformatted_20_Text">Nous souhaitions trouver un équilibre pour définir le projet sans pour autant le figer. Nous avons annoncé une proposition de valeur : “Construire ensemble et autrement des idées citoyennes”. Et proposé une première définition :</text:p>
      <text:p text:style-name="Preformatted_20_Text"/>
      <text:p text:style-name="Preformatted_20_Text">“les ateliers _Gymkhana_ proposent de convertir une idée portée par des citoyens en plan d'action directement exploitable par des développeurs. En une journée d'ateliers ludiques, les citoyens imaginent et modélisent une vision partagée pour co-construire des applications créatrices d'utilité sociale.”</text:p>
      <text:p text:style-name="Preformatted_20_Text"/>
      <text:p text:style-name="Preformatted_20_Text"># Au pays de la médiation numérique</text:p>
      <text:p text:style-name="Preformatted_20_Text"/>
      <text:p text:style-name="Preformatted_20_Text">Beaucoup de groupes de pratiques explorent les approches collaboratives et coopératives. Depuis peu, les murs qui séparent ces communautés se lézardent, et l’une d’elle : la médiation numérique, nous a invité à jouer _Gymkhana_. La fiche métier d’un médiateur numérique n’est pas encore bien définie, il accompagne les institutions, les associations et les citoyens pour faciliter, informer et accompagner l’accessibilité des usagers au numérique. Cette invitation était l’occasion de pratiquer l’atelier avec un groupe éloigné de la culture _agile_.</text:p>
      <text:p text:style-name="Preformatted_20_Text"/>
      <text:p text:style-name="Preformatted_20_Text">Nous avons construit une première hypothèse de produit sur le thème de la Gestion D’Édition Documentaire pour la médiation numérique. L’atelier s’est déroulé sur deux demi-journée.</text:p>
      <text:p text:style-name="Preformatted_20_Text"/>
      <text:p text:style-name="Preformatted_20_Text">Dans la première session, l’atelier : “Des acteurs et des pépées” a dévoilé les usagers attendus. Les “cartes d’empathies” ont aidé à définir le profil des tout premiers utilisateurs de l’application. Le groupe a ensuite imaginé les trois problèmes principaux auxquels ces _personae_ étaient confrontés.</text:p>
      <text:p text:style-name="Preformatted_20_Text"/>
      <text:p text:style-name="Preformatted_20_Text">La demi-journée qui séparait les deux sessions a été utilisé pour vérifier les résultats des ateliers en effectuant des interviews auprès des vrais usagers.</text:p>
      <text:p text:style-name="Preformatted_20_Text"/>
      <text:p text:style-name="Preformatted_20_Text">Le lendemain, nous avons commencé la journée en vérifiant les certitudes produites la veille en les actualisant avec les enseignements des interviews. Suivant les ateliers, les intervenants se sont répartis en deux ou quatre groupes. À la fin des ateliers, nous convergions pour vérifier la pertinence des résultats, et compléter le _canvas_. </text:p>
      <text:p text:style-name="Preformatted_20_Text"/>
      <text:p text:style-name="Preformatted_20_Text">Ensemble, nous avons relevé plusieurs points d’amélioration au cours d’une rétrospective de clôture. Tout d’abord, les participants ont signalé un frein de compréhension liée au jargon, cette demande avait déjà été clairement formulée à Toulouse. Un autre point a été mentionné : le démarrage de l’atelier a provoqué une légère insécurité qui était déstabilisante pour les protagonistes, beaucoup se sont sentis désorientés.</text:p>
      <text:p text:style-name="Preformatted_20_Text"/>
      <text:p text:style-name="Preformatted_20_Text"># Vers quelque part, et au-delà</text:p>
      <text:p text:style-name="Preformatted_20_Text"/>
      <text:p text:style-name="Preformatted_20_Text">Si nous ne faisons pas germer nos idées citoyennes, elles finiront déformées et monétisées. Le covoiturage est un bon exemple, né dans les années 50 d’une initiative citoyenne, son principe était initialement basé sur des pratiques collaboratives d'auto-organisation citoyennes. Aujourd’hui, une application Web a été développée par une société privée qui est devenu incontournable en Europe :(</text:p>
      <text:p text:style-name="Preformatted_20_Text"><text:soft-page-break/></text:p>
      <text:p text:style-name="Preformatted_20_Text">Autre chantier, beaucoup d’institutions proposent des données publiques qui sont pour l’instant sous-exploitées dans leurs applications logicielles. Nous pourrions utiliser _Gymkhana_ pour faciliter la concertation et l’implication des citoyens.</text:p>
      <text:p text:style-name="Preformatted_20_Text"/>
      <text:p text:style-name="Preformatted_20_Text">_Gymkhana_ n'est pas qu'une succession d'ateliers ou de jeux, c'est une nouvelle approche pour faciliter l'innovation sociale et solidaire qui permet de casser la cloison entre les développeurs et les usagers.</text:p>
      <text:p text:style-name="Preformatted_20_Text"/>
      <text:p text:style-name="Preformatted_20_Text"># Les petits liens…</text:p>
      <text:p text:style-name="Preformatted_20_Text">http://www.gymkhana.fr - Fiches des ateliers Gymkhana</text:p>
      <text:p text:style-name="Preformatted_20_Text">http://blog.typhonfute.fr - Artefacts du projet Typhon Futé</text:p>
      <text:p text:style-name="Preformatted_20_Text">https://gymkhana.exposure.co - Photos des ateliers</text:p>
      <text:p text:style-name="Preformatted_20_Text">http://bit.ly/mtp-gymkhana - Flyer de l’atelier de Montpellier</text:p>
      <text:p text:style-name="Preformatted_20_Text">http://bit.ly/canvas-lean - Lean Canvas par Ash Maurya</text:p>
      <text:p text:style-name="Preformatted_20_Text">http://bit.ly/mvp-ash - MVP par Ash Maurya</text:p>
      <text:p text:style-name="Preformatted_20_Text">http://bit.ly/obc-gymkhana - Open-Bidouille de Bordeaux</text:p>
      <text:p text:style-name="Preformatted_20_Text">http://bit.ly/tedx-gymkhana - Vidéo de la présentation TedX</text:p>
      <text:p text:style-name="Preformatted_20_Text">http://bit.ly/mednum14 - 2ème Assises de la médiation numérique</text:p>
      <text:p text:style-name="Preformatted_20_Text">http://impactmapping.org - L’impact mapping par Gojko Adzic</text:p>
      <text:p text:style-name="Preformatted_20_Text">http://discosoupe.org - Disco Soupe</text:p>
      <text:p text:style-name="Preformatted_20_Text"/>
      <text:p text:style-name="Preformatted_20_Text"># Suivez ce compte !</text:p>
      <text:p text:style-name="Preformatted_20_Text">@ashmaurya - Running Lean</text:p>
      <text:p text:style-name="Preformatted_20_Text">@claudeaubry - Co-créateur</text:p>
      <text:p text:style-name="Preformatted_20_Text">@davidbgk - Co-opérateur</text:p>
      <text:p text:style-name="Preformatted_20_Text">@keronos - Médiation numérique</text:p>
      <text:p text:style-name="Preformatted_20_Text">@langlois_s - Co-créateur</text:p>
      <text:p text:style-name="Preformatted_20_Text">@lilious - Co-animateur</text:p>
      <text:p text:style-name="Preformatted_20_Text">@liochan - Co-animateur</text:p>
      <text:p text:style-name="Preformatted_20_Text">@merkapt - Co-pilote</text:p>
      <text:p text:style-name="Preformatted_20_Text">#miho_fr - Typhon Futé</text:p>
      <text:p text:style-name="Preformatted_20_Text">@providenz - TedX Toulon</text:p>
      <text:p text:style-name="Preformatted_20_Text">@vinyll - Co-opéra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print-date>2014-10-30T12:17:54</meta:print-date>
    <meta:document-statistic meta:table-count="0" meta:image-count="0" meta:object-count="0" meta:page-count="4" meta:paragraph-count="80" meta:word-count="2225" meta:character-count="15147"/>
    <meta:generator>OpenOffice/4.0.1$Unix OpenOffice.org_project/401m5$Build-9714</meta:generator>
  </office:meta>
</office:document-meta>
</file>